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b0da" officeooo:paragraph-rsid="0009b0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github.com/Kbratland/Bootcamp">Http://github.com/Kbratland/Bootcamp</text:a></text:p>
      <text:p text:style-name="P1"/>
      <text:p text:style-name="P1">kristin.bratland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</meta:initial-creator>
    <meta:creation-date>2014-10-03T16:29:58.709804621</meta:creation-date>
    <dc:date>2014-10-03T16:31:31.319699402</dc:date>
    <dc:creator>Matt </dc:creator>
    <meta:editing-duration>P0D</meta:editing-duration>
    <meta:editing-cycles>1</meta:editing-cycles>
    <meta:document-statistic meta:table-count="0" meta:image-count="0" meta:object-count="0" meta:page-count="1" meta:paragraph-count="2" meta:word-count="2" meta:character-count="62" meta:non-whitespace-character-count="62"/>
    <meta:generator>LibreOffice/4.2.6.3$Linux_X86_64 LibreOffice_project/420m0$Build-3</meta:generator>
  </office:meta>
</office:document-meta>
</file>